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7" calcext:value-type="float">
            <text:p>7</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0" calcext:value-type="float">
            <text:p>160</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office:forms form:automatic-focus="false" form:apply-design-mode="false"/>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1" calcext:value-type="float">
            <text:p>371</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High</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Ally Input Visible When Battle Ending</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Shop Only Display 8 Items</text:p>
          </table:table-cell>
          <table:table-cell office:value-type="string" calcext:value-type="string">
            <text:p>Low</text:p>
          </table:table-cell>
          <table:table-cell office:value-type="string" calcext:value-type="string">
            <text:p>Since each shop will only sell 8 items, it will look more balanced this way.</text:p>
          </table:table-cell>
        </table:table-row>
        <table:table-row table:style-name="ro1">
          <table:table-cell office:value-type="string" calcext:value-type="string">
            <text:p>Data-ify Enemy Tech Usage Ratio</text:p>
          </table:table-cell>
          <table:table-cell office:value-type="string" calcext:value-type="string">
            <text:p>Medium</text:p>
          </table:table-cell>
          <table:table-cell/>
        </table:table-row>
        <table:table-row table:style-name="ro1">
          <table:table-cell office:value-type="string" calcext:value-type="string">
            <text:p>Exn When Bolt Kills Ally</text:p>
          </table:table-cell>
          <table:table-cell office:value-type="string" calcext:value-type="string">
            <text:p>Medium</text:p>
          </table:table-cell>
          <table:table-cell office:value-type="string" calcext:value-type="string">
            <text:p>Has something to do with tech animation timing, I thin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1:52:22.8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3-26T14:50:38.761000000</dc:date>
    <meta:editing-duration>P3DT12H42M9S</meta:editing-duration>
    <meta:editing-cycles>329</meta:editing-cycles>
    <meta:generator>LibreOffice/7.1.0.3$Windows_X86_64 LibreOffice_project/f6099ecf3d29644b5008cc8f48f42f4a40986e4c</meta:generator>
    <meta:document-statistic meta:table-count="6" meta:cell-count="465" meta:object-count="0"/>
  </office:meta>
</office:document-meta>
</file>